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5000002770E3755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d16" officeooo:paragraph-rsid="0014ad16"/>
    </style:style>
    <style:style style:name="P2" style:family="paragraph" style:parent-style-name="Standard">
      <style:text-properties officeooo:rsid="0014ad16" officeooo:paragraph-rsid="0014ad16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iley Watkins</text:p>
      <text:p text:style-name="P1">https://github.com/JetpackJackson/lab9</text:p>
      <text:p text:style-name="Standard"><draw:frame draw:style-name="fr1" draw:name="Image1" text:anchor-type="as-char" svg:y="-4.325cm" svg:width="17.59cm" svg:height="8.426cm" draw:z-index="0"><draw:image xlink:href="Pictures/1000000000000525000002770E3755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2:53:35.626142791</meta:creation-date>
    <meta:generator>LibreOffice/24.2.2.2$Linux_X86_64 LibreOffice_project/420$Build-2</meta:generator>
    <dc:date>2024-04-11T13:03:46.205736079</dc:date>
    <meta:editing-duration>PT2M13S</meta:editing-duration>
    <meta:editing-cycles>3</meta:editing-cycles>
    <meta:document-statistic meta:table-count="0" meta:image-count="1" meta:object-count="0" meta:page-count="1" meta:paragraph-count="3" meta:word-count="3" meta:character-count="52" meta:non-whitespace-character-count="51"/>
  </office:meta>
</office:document-meta>
</file>